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4925in" fo:margin-right="0in" fo:text-indent="0in" style:auto-text-indent="false"/>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text-properties style:font-name="verdana" fo:font-size="11.25pt"/>
    </style:style>
    <style:style style:name="P12" style:family="paragraph" style:parent-style-name="Text_20_body">
      <style:paragraph-properties fo:margin-left="0.4925in" fo:margin-right="0in" fo:text-indent="0in" style:auto-text-indent="false"/>
    </style:style>
    <style:style style:name="T1" style:family="text">
      <style:text-properties fo:color="#800080" style:font-name="verdana" fo:font-size="11.25pt"/>
    </style:style>
    <style:style style:name="T2" style:family="text">
      <style:text-properties fo:color="#000000"/>
    </style:style>
    <style:style style:name="T3" style:family="text">
      <style:text-properties fo:color="#800000" style:font-name="verdana" fo:font-size="11.2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m <text:a xlink:type="simple" xlink:href="http://javaconceptoftheday.com/" text:style-name="Internet_20_link" text:visited-style-name="Visited_20_Internet_20_Link">http://javaconceptoftheday.com</text:a></text:p>
      <text:p text:style-name="Standard"/>
      <text:h text:style-name="Heading_20_1" text:outline-level="1"><text:a xlink:type="simple" xlink:href="http://javaconceptoftheday.com/jdk-installation/" text:style-name="Internet_20_link" text:visited-style-name="Visited_20_Internet_20_Link">JDK Installation</text:a></text:h>
      <text:p text:style-name="Standard"/>
      <text:p text:style-name="Standard"><text:span text:style-name="Strong_20_Emphasis">JDK</text:span> stands for <text:span text:style-name="Strong_20_Emphasis">Java Development Kit</text:span> or sometimes it is also referred as <text:span text:style-name="Strong_20_Emphasis">Java Standard Edition Development Kit</text:span>. JDK is a development environment to develop wide range of applications such as desktop applications, web applications or mobile applications using Java programming language. </text:p>
      <text:p text:style-name="Standard"/>
      <text:p text:style-name="Text_20_body"><text:span text:style-name="Strong_20_Emphasis">JRE</text:span>, Java Runtime Environment, is also part of JDK. JRE provides the minimum requirements for executing a java application. It consists of Java Virtual Machine(JVM) executables, core classes and some supporting files.</text:p>
      <text:p text:style-name="Text_20_body">You can download the latest version of JDK from official website of Oracle. Here is the <text:a xlink:type="simple" xlink:href="http://www.oracle.com/technetwork/java/javase/downloads/index.html" office:target-frame-name="_blank" xlink:show="new" text:style-name="Internet_20_link" text:visited-style-name="Visited_20_Internet_20_Link">link</text:a>.</text:p>
      <text:p text:style-name="Text_20_body">After downloading JDK, double click on the application file and follow these steps for JDK installation.<text:bookmark text:name="more-5"/></text:p>
      <text:p text:style-name="Text_20_body"><text:span text:style-name="Strong_20_Emphasis">Step 1</text:span> : click on <text:span text:style-name="Strong_20_Emphasis">Next.</text:span></text:p>
      <text:p text:style-name="Text_20_body"><text:span text:style-name="Strong_20_Emphasis">Step 2</text:span> :There are three features: Development Tools, Source Code and Public JRE. In these, development tools is compulsory and others are optional. You can choose optional features not to install but best way is to install them also. Choose location for installing JDK. By default it is C:\Program Files (x86)\Java\jdk1.7.0_25\.  If you want, you can change the location . After selecting location click on <text:span text:style-name="Strong_20_Emphasis">Next</text:span>.</text:p>
      <text:p text:style-name="Text_20_body"><text:span text:style-name="Strong_20_Emphasis">Step 3</text:span> : If you have chose Public JRE to install then select location for Public JRE. Default location is C:\Program Files (x86)\Java\jre7\. After selecting the location click on <text:span text:style-name="Strong_20_Emphasis">Next.</text:span></text:p>
      <text:p text:style-name="P12"><text:span text:style-name="Strong_20_Emphasis">Public JRE</text:span> is a Standalone JRE. Any java application running on your system can use this JRE. It can be uninstalled separately from JDK. </text:p>
      <text:p text:style-name="P12"><text:span text:style-name="Strong_20_Emphasis">Private JRE</text:span> is installed inside JDK folder (C:\Program Files (x86)\Java\jdk1.7.0_25\jre). It is used by the tools like javac etc.</text:p>
      <text:p text:style-name="Text_20_body"><text:span text:style-name="Strong_20_Emphasis">Step 4 :</text:span> Click on <text:span text:style-name="Strong_20_Emphasis">Close.</text:span></text:p>
      <text:p text:style-name="Standard"/>
      <text:p text:style-name="Standard">If you want to run any java based applications on your system without invoking java or javac commands, then you need public JRE. It is generally installed outside the JDK folder (C:\Program Files (x86)\Java\jre7\). If you want to run any java apps or java binary or java files by invoking commands like java or javac, then you need private JRE. It is installed inside the JDK folder ((C:\Program Files (x86)\Java\jdk1.7.0_25\jre)). </text:p>
      <text:p text:style-name="Standard"/>
      <text:p text:style-name="P2">How to run java applications without using java or javac ?? public JRE is used here.</text:p>
      <text:p text:style-name="P1"/>
      <text:p text:style-name="P1">You must create executable jar file of your application’s .class files. You go through this <text:a xlink:type="simple" xlink:href="http://www.skylit.com/javamethods/faqs/createjar.html" office:target-frame-name="_blank" xlink:show="new" text:style-name="Internet_20_link" text:visited-style-name="Visited_20_Internet_20_Link">link</text:a> to learn how to create executable jar file. After creating jar file, double click on it. Your application will be launched. </text:p>
      <text:p text:style-name="Standard"/>
      <text:p text:style-name="Standard"/>
      <text:p text:style-name="Standard"/>
      <text:h text:style-name="Heading_20_1" text:outline-level="1"><text:soft-page-break/><text:a xlink:type="simple" xlink:href="http://javaconceptoftheday.com/simple-hello-world-java-program/" text:style-name="Internet_20_link" text:visited-style-name="Visited_20_Internet_20_Link">Development Of Simple Hello World Java Program</text:a></text:h>
      <text:p text:style-name="Standard"/>
      <text:p text:style-name="Standard">Today we will see how to develop simple Hello world java program. Type the following java program in a notepad and save it in a bin folder of JDK installation directory. </text:p>
      <text:p text:style-name="Standard"/>
      <text:p text:style-name="Standard"><text:span text:style-name="Source_20_Text">class</text:span> <text:span text:style-name="Source_20_Text">Hello</text:span></text:p>
      <text:p text:style-name="Standard"><text:span text:style-name="Source_20_Text">{</text:span></text:p>
      <text:p text:style-name="Standard"><text:span text:style-name="Source_20_Text">     public</text:span> <text:span text:style-name="Source_20_Text">static</text:span> <text:span text:style-name="Source_20_Text">void</text:span> <text:span text:style-name="Source_20_Text">main(String args[])</text:span></text:p>
      <text:p text:style-name="Standard"><text:span text:style-name="Source_20_Text">     {</text:span></text:p>
      <text:p text:style-name="Standard"><text:span text:style-name="Source_20_Text">          System.out.println("Hello World");</text:span></text:p>
      <text:p text:style-name="Standard"><text:span text:style-name="Source_20_Text">     }</text:span></text:p>
      <text:p text:style-name="Standard"><text:span text:style-name="Source_20_Text">}</text:span></text:p>
      <text:p text:style-name="Standard"/>
      <text:p text:style-name="Standard">In the above program, </text:p>
      <text:list xml:id="list9179166522890972638" text:style-name="L1">
        <text:list-item>
          <text:p text:style-name="P3">“<text:span text:style-name="Strong_20_Emphasis">class</text:span>” is a keyword. Every keyword in java should be in lowercase. </text:p>
        </text:list-item>
      </text:list>
      <text:list xml:id="list2210217841684016819" text:style-name="L2">
        <text:list-item>
          <text:p text:style-name="P4">“<text:span text:style-name="Strong_20_Emphasis">Hello</text:span>” is our class name. First letter of class name should be uppercase. It is not a condition but it is just a convention. </text:p>
        </text:list-item>
      </text:list>
      <text:list xml:id="list3144599136620429603" text:style-name="L3">
        <text:list-item>
          <text:p text:style-name="P5">“<text:span text:style-name="Strong_20_Emphasis">public</text:span>“, “<text:span text:style-name="Strong_20_Emphasis">static</text:span>“, “<text:span text:style-name="Strong_20_Emphasis">void</text:span>” all are keywords. </text:p>
        </text:list-item>
      </text:list>
      <text:list xml:id="list7228640029403301793" text:style-name="L4">
        <text:list-item>
          <text:p text:style-name="P6">“<text:span text:style-name="Strong_20_Emphasis">main</text:span>” is method name. Method name must be in lowercase. “main” method is a special method because execution of any java program starts from “main” method. It takes one argument in the form of String array.  Remember “main” is not a keyword. </text:p>
        </text:list-item>
      </text:list>
      <text:list xml:id="list5503948512490541978" text:style-name="L5">
        <text:list-item>
          <text:p text:style-name="P7"><text:span text:style-name="Strong_20_Emphasis">String</text:span> is a final class from java.lang package. </text:p>
        </text:list-item>
      </text:list>
      <text:list xml:id="list6213233533299604854" text:style-name="L6">
        <text:list-item>
          <text:p text:style-name="P8">“<text:span text:style-name="Strong_20_Emphasis">System</text:span>” is a final class from java.lang package. “<text:span text:style-name="Strong_20_Emphasis">out</text:span>” is static member of System class of type PrintStream. “<text:span text:style-name="Strong_20_Emphasis">println</text:span>” is a method of PrintStream class. </text:p>
        </text:list-item>
      </text:list>
      <text:list xml:id="list1114490598144280400" text:style-name="L7">
        <text:list-item>
          <text:p text:style-name="P9">You can explore the source code of both System class and String class. Go to JDK installation directory and extract the ‘<text:span text:style-name="Strong_20_Emphasis">src</text:span>‘ zip file. Then go to <text:span text:style-name="Strong_20_Emphasis">src –&gt; java –&gt; lang</text:span>. In lang folder you will find both System and String Java files. </text:p>
        </text:list-item>
      </text:list>
      <text:list xml:id="list6515931538285363061" text:style-name="L8">
        <text:list-item>
          <text:p text:style-name="P10">Above program prints “<text:span text:style-name="Strong_20_Emphasis">Hello World</text:span>” on the console. </text:p>
        </text:list-item>
      </text:list>
      <text:p text:style-name="Text_20_body">In the next concept, we will see how to compile and run this program.</text:p>
      <text:h text:style-name="Heading_20_1" text:outline-level="1"><text:a xlink:type="simple" xlink:href="http://javaconceptoftheday.com/compiling-and-running-java-program/" text:style-name="Internet_20_link" text:visited-style-name="Visited_20_Internet_20_Link">Compiling And Running A Java Program</text:a></text:h>
      <text:p text:style-name="Standard"/>
      <text:p text:style-name="Standard"><text:span text:style-name="Source_20_Text">class</text:span> <text:span text:style-name="Source_20_Text">Hello</text:span></text:p>
      <text:p text:style-name="Standard"><text:span text:style-name="Source_20_Text">{</text:span></text:p>
      <text:p text:style-name="Standard"><text:span text:style-name="Source_20_Text">     public</text:span> <text:span text:style-name="Source_20_Text">static</text:span> <text:span text:style-name="Source_20_Text">void</text:span> <text:span text:style-name="Source_20_Text">main(String args[])</text:span></text:p>
      <text:p text:style-name="Standard"><text:span text:style-name="Source_20_Text">     {</text:span></text:p>
      <text:p text:style-name="Standard"><text:span text:style-name="Source_20_Text">          System.out.println("Hello World");</text:span></text:p>
      <text:p text:style-name="Standard"><text:span text:style-name="Source_20_Text">     }</text:span></text:p>
      <text:p text:style-name="Standard"><text:span text:style-name="Source_20_Text">}</text:span></text:p>
      <text:p text:style-name="Standard"><text:soft-page-break/>Type the above java program in notepad and save with a class name in the <text:span text:style-name="Strong_20_Emphasis">bin</text:span> folder of JDK installation directory like “<text:span text:style-name="Strong_20_Emphasis">Hello.java</text:span>“. File name should be same as <text:span text:style-name="Strong_20_Emphasis">class name</text:span> and extension should be <text:span text:style-name="Strong_20_Emphasis">.java.</text:span> </text:p>
      <text:p text:style-name="Standard"/>
      <text:p text:style-name="Standard">Open the Command Prompt and go to bin folder of JDK installation directory. (In my system, it is I:\Java\jdk1.7.0_25\bin) </text:p>
      <text:p text:style-name="Standard"/>
      <text:p text:style-name="Text_20_body">Use CD command to go to bin folder of JDK installation directory.</text:p>
      <text:p text:style-name="Text_20_body"><text:span text:style-name="Strong_20_Emphasis"><text:span text:style-name="T1">&gt;CD I:\Java\jdk1.7.0_25\bin</text:span></text:span></text:p>
      <text:p text:style-name="Text_20_body">Then trigger <text:span text:style-name="Strong_20_Emphasis">javac</text:span> command. <text:span text:style-name="Strong_20_Emphasis">javac command is used to compile any java files. </text:span>Pass file name as an argument to the javac command. Don’t forget to add .java extension to the file name like below.</text:p>
      <text:p text:style-name="Text_20_body"><text:span text:style-name="Strong_20_Emphasis"><text:span text:style-name="T1">I:\Java\jdk1.7.0_25\bin&gt;javac Hello.java</text:span></text:span></text:p>
      <text:p text:style-name="Standard"/>
      <text:p text:style-name="Text_20_body">If the java file contains any compile time errors, compilation will be failed and list of errors will be displayed on the console. If  the java file does not contain any compile time errors, compilation will be successful and <text:span text:style-name="Strong_20_Emphasis">.class</text:span> file will be generated in the same folder.</text:p>
      <text:p text:style-name="Text_20_body">Now run this generated <text:span text:style-name="Strong_20_Emphasis"><text:span text:style-name="T2">.class</text:span></text:span> file to get the desired output. <text:span text:style-name="Strong_20_Emphasis">java command is used to run .class files. </text:span>Trigger java command, you will get “Hello World” as output. Just pass name of generated .class file as an argument to java command. No need to add extension just like below.</text:p>
      <text:p text:style-name="Text_20_body"><text:span text:style-name="Strong_20_Emphasis"><text:span text:style-name="T1">I:\Java\jdk1.7.0_25\bin&gt;java Hello</text:span></text:span></text:p>
      <text:p text:style-name="Text_20_body">Both javac and java commands are in bin folder of JDK installation directory. We have saved our file in the same folder. It is easy to compile and run java files saved in the same folder as that of javac and java command.</text:p>
      <text:p text:style-name="Text_20_body">How to compile and run the java files saved in another folder other than bin folder of JDK installation directory? </text:p>
      <text:h text:style-name="Heading_20_1" text:outline-level="1"><text:a xlink:type="simple" xlink:href="http://javaconceptoftheday.com/setting-path-environment-variable/" text:style-name="Internet_20_link" text:visited-style-name="Visited_20_Internet_20_Link">Setting Path Environment Variable</text:a></text:h>
      <text:p text:style-name="Standard"/>
      <text:p text:style-name="Standard">Today we will see how to compile and run java programs saved in different folders other than bin folder of JDK installation directory and also setting path environment variable. </text:p>
      <text:p text:style-name="Standard"/>
      <text:p text:style-name="Standard"><text:span text:style-name="Source_20_Text">class</text:span> <text:span text:style-name="Source_20_Text">Sample</text:span></text:p>
      <text:p text:style-name="Standard"><text:span text:style-name="Source_20_Text">{</text:span></text:p>
      <text:p text:style-name="Standard"><text:span text:style-name="Source_20_Text">     public</text:span> <text:span text:style-name="Source_20_Text">static</text:span> <text:span text:style-name="Source_20_Text">void</text:span> <text:span text:style-name="Source_20_Text">main(String[] args)</text:span></text:p>
      <text:p text:style-name="Standard"><text:span text:style-name="Source_20_Text">     {</text:span></text:p>
      <text:p text:style-name="Standard"><text:span text:style-name="Source_20_Text">          System.out.println("I am saved in different folder");</text:span></text:p>
      <text:p text:style-name="Standard"><text:span text:style-name="Source_20_Text">     }</text:span></text:p>
      <text:p text:style-name="Standard"><text:span text:style-name="Source_20_Text">}</text:span></text:p>
      <text:p text:style-name="Standard"/>
      <text:p text:style-name="Standard">Type the above program in notepad and save it in different folder other than bin folder of JDK installation directory as <text:span text:style-name="Strong_20_Emphasis">“Sample.java”</text:span>. I will save it in <text:span text:style-name="Strong_20_Emphasis">I:\Sources </text:span>in my system<text:span text:style-name="Strong_20_Emphasis">. </text:span>The path of bin folder in my system is <text:span text:style-name="Strong_20_Emphasis">I:\Java\jdk1.7.0_25\bin.</text:span> </text:p>
      <text:p text:style-name="Standard"/>
      <text:p text:style-name="P11"><text:soft-page-break/>Open the Command Prompt and go to the folder where you have saved your java file, using CD command.</text:p>
      <text:p text:style-name="Text_20_body"><text:span text:style-name="Strong_20_Emphasis"><text:span text:style-name="T3">C:\…\…&gt;I:                                                                                         </text:span></text:span></text:p>
      <text:p text:style-name="Text_20_body"><text:span text:style-name="Strong_20_Emphasis"><text:span text:style-name="T3">I:\&gt;CD Sources                                                         ——-&gt;(In My System)</text:span></text:span></text:p>
      <text:p text:style-name="Text_20_body">If you try to trigger javac command from this location, you will get an exception saying that <text:span text:style-name="Strong_20_Emphasis">javac command is not recognised as internal or external command. </text:span>To run javac or java command from this location, <text:span text:style-name="Strong_20_Emphasis">you need to set path variable to bin folder of JDK installation directory.</text:span></text:p>
      <text:p text:style-name="Text_20_body"><text:span text:style-name="Strong_20_Emphasis"><text:span text:style-name="T3">I:\Sources&gt; set path=I:\Java\jdk1.7.0_25\bin</text:span></text:span></text:p>
      <text:p text:style-name="Standard"/>
      <text:p text:style-name="Text_20_body">To see whether the path has been set or not use <text:span text:style-name="Strong_20_Emphasis">echo</text:span> command like below.</text:p>
      <text:p text:style-name="Text_20_body"><text:span text:style-name="Strong_20_Emphasis"><text:span text:style-name="T3">I:\Sources&gt; echo %path%                   ——–&gt; It shows value of path variable  </text:span></text:span></text:p>
      <text:p text:style-name="Text_20_body">Setting the path variable is like telling command prompt that where it should search for javac and java commands.</text:p>
      <text:p text:style-name="Text_20_body">Now trigger javac and java command to compile and run the program.</text:p>
      <text:p text:style-name="Text_20_body"><text:span text:style-name="Strong_20_Emphasis"><text:span text:style-name="T3">I:\Sources&gt; javac Sample.java</text:span></text:span></text:p>
      <text:p text:style-name="Text_20_body"><text:span text:style-name="Strong_20_Emphasis"><text:span text:style-name="T3">I:\Sources&gt; java Sample</text:span></text:span></text:p>
      <text:p text:style-name="Text_20_body">This setting of path variable is only applicable to this instance of command prompt. If you close this command prompt and open another command prompt, this path settings are not available. Again you have to set the path variable for that instance of command prompt.</text:p>
      <text:p text:style-name="Text_20_body">To avoid the setting the path variable each time you open the command prompt, what you need to do is set Path Environment Variable for whole system.</text:p>
      <text:p text:style-name="Text_20_body"><text:span text:style-name="Strong_20_Emphasis">To set Path Environment Variable for the whole system</text:span>, Right click on My Computer icon on your desktop, then Go to</text:p>
      <text:p text:style-name="Text_20_body">System Properties —&gt; Advanced —&gt; Environment Variables —&gt; choose to set for either user or for whole system —&gt; If the path variable already exist click on Edit otherwise click on New —&gt; If you have clicked on New, enter variable name as path and variable value as path to bin folder of JDK installation directory.  If you clicked on Edit, append “;” and path of bin folder of JDK installation directory to alraedy existed value. —&gt; Click on OK</text:p>
      <text:p text:style-name="Standard">Now, you can use java and javac commands without setting path variable in your command promp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a xlink:type="simple" xlink:href="http://javaconceptoftheday.com/javac-command-and-java-command/" text:style-name="Internet_20_link" text:visited-style-name="Visited_20_Internet_20_Link">Usage of javac command with -d option and java command with -classpath option</text:a></text:h>
      <text:p text:style-name="Standard"/>
      <text:p text:style-name="Standard">Today we will see how to set classpath and how to use javac command with -d option. </text:p>
      <text:p text:style-name="Standard"><text:line-break/><text:span text:style-name="Source_20_Text">class</text:span> <text:span text:style-name="Source_20_Text">ProgramOne</text:span></text:p>
      <text:p text:style-name="Standard"><text:span text:style-name="Source_20_Text">{</text:span></text:p>
      <text:p text:style-name="Standard"><text:span text:style-name="Source_20_Text">     public</text:span> <text:span text:style-name="Source_20_Text">static</text:span> <text:span text:style-name="Source_20_Text">void</text:span> <text:span text:style-name="Source_20_Text">main(String[] args)</text:span></text:p>
      <text:p text:style-name="Standard"><text:span text:style-name="Source_20_Text">     {</text:span></text:p>
      <text:p text:style-name="Standard"><text:span text:style-name="Source_20_Text">          System.out.println("Setting Classpath Environment Variable");</text:span></text:p>
      <text:p text:style-name="Standard"><text:span text:style-name="Source_20_Text">     }</text:span></text:p>
      <text:p text:style-name="Standard"><text:span text:style-name="Source_20_Text">}</text:span></text:p>
      <text:p text:style-name="Standard"/>
      <text:p text:style-name="Standard">Type the above program in notepad and save it as <text:span text:style-name="Strong_20_Emphasis">“ProgramOne.java”</text:span>. I will save it in <text:span text:style-name="Strong_20_Emphasis">I:\Sources</text:span> in my system. </text:p>
      <text:p text:style-name="Standard"/>
      <text:p text:style-name="Text_20_body">Till now, we have seen, when you trigger javac command, <text:span text:style-name="Strong_20_Emphasis">.class</text:span> file is generated in the same folder as that of .java file. How to make this .class file should be generated in another folder say <text:span text:style-name="Strong_20_Emphasis">I:\Classes </text:span>(in my system)? This can be achieved using <text:span text:style-name="Strong_20_Emphasis">-d option</text:span> of javac command.</text:p>
      <text:p text:style-name="Text_20_body">Open the command prompt and go to the location of .java file using CD command.</text:p>
      <text:p text:style-name="Text_20_body"><text:span text:style-name="Strong_20_Emphasis"><text:span text:style-name="T3">C:\…\….&gt; I:</text:span></text:span></text:p>
      <text:p text:style-name="Text_20_body"><text:span text:style-name="Strong_20_Emphasis"><text:span text:style-name="T3">I:\&gt; CD Sources                                                             ——-&gt; (In My System)</text:span></text:span></text:p>
      <text:p text:style-name="Text_20_body">Now trigger the javac command with -d option. Syntax of javac command with -d option is,</text:p>
      <text:p text:style-name="Text_20_body"><text:span text:style-name="Strong_20_Emphasis"><text:span text:style-name="T3">&gt;javac  -d  (Specify the path where to save generated .class files)  FileName.java</text:span></text:span></text:p>
      <text:p text:style-name="Text_20_body">We have already set the path environment variable for the whole system, so no need to set it in the command prompt. If you have not set the path environment variable, go through our previous concept to see how to set path environment variable.</text:p>
      <text:p text:style-name="Text_20_body">Directly run javac command like below.</text:p>
      <text:p text:style-name="Text_20_body"><text:span text:style-name="Strong_20_Emphasis"><text:span text:style-name="T3">I:\Sources&gt; javac -d  I:\Classes ProgramOne.java</text:span></text:span></text:p>
      <text:p text:style-name="Text_20_body">This will save generated .class file in <text:span text:style-name="Strong_20_Emphasis">I:\Classes.</text:span></text:p>
      <text:p text:style-name="Standard"/>
      <text:p text:style-name="Text_20_body">If you run java command from this location, you will get an error saying <text:span text:style-name="Strong_20_Emphasis">could not find or load main class</text:span>. Because .class file is saved in another folder. To run .class file, you need to go to that location, again using CD command. This will be the time consuming. The easy and best way to run .class files saved in another folder is use  <text:span text:style-name="Strong_20_Emphasis">-classpath</text:span> option of java command. Syntax of java command with -classpath option is,</text:p>
      <text:p text:style-name="Text_20_body"><text:span text:style-name="Strong_20_Emphasis"><text:span text:style-name="T3">&gt;java  -classpath  (path of generated .class files)  ClassName</text:span></text:span></text:p>
      <text:p text:style-name="Text_20_body">In our example it looks like,</text:p>
      <text:p text:style-name="Text_20_body"><text:span text:style-name="Strong_20_Emphasis"><text:span text:style-name="T3">I:\Sources&gt; java -classpath I:\Classes ProgramOne</text:span></text:span></text:p>
      <text:p text:style-name="Text_20_body"><text:soft-page-break/>You can also avoid use of -classpath option each time you run java command by setting the classpath variable by using <text:span text:style-name="Strong_20_Emphasis">set classpath</text:span> command.</text:p>
      <text:p text:style-name="Text_20_body"><text:span text:style-name="Strong_20_Emphasis"><text:span text:style-name="T3">I:\Sources&gt; set classpath=I:\Classes</text:span></text:span></text:p>
      <text:p text:style-name="Text_20_body">You can also check whether the classpath has been correctly set or not using <text:span text:style-name="Strong_20_Emphasis">echo</text:span> command.</text:p>
      <text:p text:style-name="Text_20_body"><text:span text:style-name="Strong_20_Emphasis"><text:span text:style-name="T3">I:\Sources&gt; echo %classpath%       ——-&gt; It will display the value of classpath variable.</text:span></text:span></text:p>
      <text:p text:style-name="Text_20_body">Now you can run java command without using -classpath option.</text:p>
      <text:p text:style-name="Text_20_body"><text:span text:style-name="Strong_20_Emphasis"><text:span text:style-name="T3">I:\Sources&gt; java ProgramOne</text:span></text:span></text:p>
      <text:p text:style-name="Text_20_body">This classpath setting is available only for this instance of command prompt. You can also avoid setting classpath each time you open command prompt by <text:span text:style-name="Strong_20_Emphasis">setting classpath in Environment variables section</text:span> of your system. The procedure to set classpath variable is same as that setting path environment variable as we discussed in previous concept.</text:p>
      <text:h text:style-name="Heading_20_1" text:outline-level="1"><text:a xlink:type="simple" xlink:href="http://javaconceptoftheday.com/naming-compiling-and-running-java-files-containing-more-than-one-class-definitions/" text:style-name="Internet_20_link" text:visited-style-name="Visited_20_Internet_20_Link">Naming, Compiling and Running Java Files Containing More Than One Class Definitions</text:a></text:h>
      <text:p text:style-name="Text_20_body"/>
      <text:p text:style-name="Text_20_body">Today we will see how to name, compile and running java files containing more than one class definitions. </text:p>
      <text:p text:style-name="Text_20_body"/>
      <text:p text:style-name="Text_20_body">1). Consider the following program. </text:p>
      <text:p text:style-name="P1"><text:span text:style-name="Source_20_Text">class</text:span> <text:span text:style-name="Source_20_Text">ClassOne</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pan text:style-name="Source_20_Text">         ClassTwo.methodOfClassTwo();</text:span></text:p>
      <text:p text:style-name="P1"><text:span text:style-name="Source_20_Text">     }</text:span></text:p>
      <text:p text:style-name="P1"><text:span text:style-name="Source_20_Text">}</text:span></text:p>
      <text:p text:style-name="P1"> </text:p>
      <text:p text:style-name="P1"><text:span text:style-name="Source_20_Text">class</text:span> <text:span text:style-name="Source_20_Text">ClassTwo</text:span></text:p>
      <text:p text:style-name="P1"><text:span text:style-name="Source_20_Text">{</text:span></text:p>
      <text:p text:style-name="P1"><text:span text:style-name="Source_20_Text">     static</text:span> <text:span text:style-name="Source_20_Text">void</text:span> <text:span text:style-name="Source_20_Text">methodOfClassTwo()</text:span></text:p>
      <text:p text:style-name="P1"><text:span text:style-name="Source_20_Text">     {</text:span></text:p>
      <text:p text:style-name="P1"><text:span text:style-name="Source_20_Text">         System.out.println("From Class Two");</text:span></text:p>
      <text:p text:style-name="P1"><text:span text:style-name="Source_20_Text">     }</text:span></text:p>
      <text:p text:style-name="P1"><text:span text:style-name="Source_20_Text">}</text:span></text:p>
      <text:p text:style-name="Text_20_body"/>
      <text:p text:style-name="Text_20_body">Naming : You can save this program with any name. It can be <text:span text:style-name="Strong_20_Emphasis">ClassOne.java</text:span> or it can be <text:span text:style-name="Strong_20_Emphasis">ClassTwo.java</text:span> or it can be <text:span text:style-name="Strong_20_Emphasis">anything.java.</text:span></text:p>
      <text:p text:style-name="Text_20_body"><text:bookmark text:name="more-70"/>Compile : You have to compile this program with the name you have given like <text:span text:style-name="Strong_20_Emphasis">&gt;javac</text:span> <text:span text:style-name="Strong_20_Emphasis">ClassOne.java </text:span>or<text:span text:style-name="Strong_20_Emphasis"> &gt;javac ClassTwo.java </text:span>or<text:span text:style-name="Strong_20_Emphasis"> &gt;javac anything.java.</text:span></text:p>
      <text:p text:style-name="Text_20_body"><text:soft-page-break/>When you compile a java file, <text:span text:style-name="T5">the number of .class files generated will be equal to number of class definitions in it</text:span>. i.e If a java file has one class definition, one .class file will be generated. If it has two class definitions, two .class file will be generated and so on.</text:p>
      <text:p text:style-name="Text_20_body">Running : That means for the above program, two .class files will be generated. Then which one to run? is it <text:span text:style-name="Strong_20_Emphasis">&gt;java ClassOne</text:span> or is it <text:span text:style-name="Strong_20_Emphasis">&gt;java ClassTwo…..    </text:span>It must be <text:span text:style-name="Strong_20_Emphasis">&gt;java ClassOne, because execution of any java program start with main() method.</text:span> If you try to run <text:span text:style-name="Strong_20_Emphasis">&gt;java ClassTwo, </text:span>you will get an <text:span text:style-name="Strong_20_Emphasis">error: Main method not found in class ClassTwo, please define the main method as public static void main(String[] args).</text:span></text:p>
      <text:p text:style-name="Text_20_body">2). Now consider same example with litte modification, just declare ClassOne as <text:span text:style-name="Strong_20_Emphasis">public</text:span>. </text:p>
      <text:p text:style-name="P1"><text:span text:style-name="Source_20_Text">public</text:span> <text:span text:style-name="Source_20_Text">class</text:span> <text:span text:style-name="Source_20_Text">ClassOne</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pan text:style-name="Source_20_Text">          ClassTwo.methodOfClassTwo();</text:span></text:p>
      <text:p text:style-name="P1"><text:span text:style-name="Source_20_Text">     }</text:span></text:p>
      <text:p text:style-name="P1"><text:span text:style-name="Source_20_Text">}</text:span></text:p>
      <text:p text:style-name="P1"> </text:p>
      <text:p text:style-name="P1"><text:span text:style-name="Source_20_Text">class</text:span> <text:span text:style-name="Source_20_Text">ClassTwo</text:span></text:p>
      <text:p text:style-name="P1"><text:span text:style-name="Source_20_Text">{</text:span></text:p>
      <text:p text:style-name="P1"><text:span text:style-name="Source_20_Text">     static</text:span> <text:span text:style-name="Source_20_Text">void</text:span> <text:span text:style-name="Source_20_Text">methodOfClassTwo()</text:span></text:p>
      <text:p text:style-name="P1"><text:span text:style-name="Source_20_Text">     {</text:span></text:p>
      <text:p text:style-name="P1"><text:span text:style-name="Source_20_Text">          System.out.println("From Class Two");</text:span></text:p>
      <text:p text:style-name="P1"><text:span text:style-name="Source_20_Text">     }</text:span></text:p>
      <text:p text:style-name="P1"><text:span text:style-name="Source_20_Text">}</text:span></text:p>
      <text:p text:style-name="Text_20_body"/>
      <text:p text:style-name="Text_20_body">Naming : The name of above java file must be and only “ClassOne.java”. You can’t give any other name. If you give any other name you will get compile time error : <text:span text:style-name="Strong_20_Emphasis">class ClassOne is public, should be declared in a file named ClassOne.java.</text:span></text:p>
      <text:p text:style-name="Text_20_body">Compile : Only one name is allowed here so you have to compile with that name i.e <text:span text:style-name="Strong_20_Emphasis">&gt;javac ClassOne.java.</text:span></text:p>
      <text:p text:style-name="Text_20_body">Running : That must be <text:span text:style-name="Strong_20_Emphasis">&gt;java ClassOne.</text:span> because this is only class that has main() method.</text:p>
      <text:p text:style-name="Text_20_body">3). Now make little more modifications to the program. Declare ClassTwo as public and ClassOne as default.</text:p>
      <text:p text:style-name="P1"><text:span text:style-name="Source_20_Text">class</text:span> <text:span text:style-name="Source_20_Text">ClassOne</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pan text:style-name="Source_20_Text">          ClassTwo.methodOfClassTwo();</text:span></text:p>
      <text:p text:style-name="P1"><text:span text:style-name="Source_20_Text">     }</text:span></text:p>
      <text:p text:style-name="P1"><text:span text:style-name="Source_20_Text">}</text:span></text:p>
      <text:p text:style-name="P1"> </text:p>
      <text:p text:style-name="P1"><text:span text:style-name="Source_20_Text">public</text:span> <text:span text:style-name="Source_20_Text">class</text:span> <text:span text:style-name="Source_20_Text">ClassTwo</text:span></text:p>
      <text:p text:style-name="P1"><text:span text:style-name="Source_20_Text">{</text:span></text:p>
      <text:p text:style-name="P1"><text:span text:style-name="Source_20_Text">     static</text:span> <text:span text:style-name="Source_20_Text">void</text:span> <text:span text:style-name="Source_20_Text">methodOfClassTwo()</text:span></text:p>
      <text:p text:style-name="P1"><text:span text:style-name="Source_20_Text">     {</text:span></text:p>
      <text:p text:style-name="P1"><text:soft-page-break/><text:span text:style-name="Source_20_Text">          System.out.println("From Class Two");</text:span></text:p>
      <text:p text:style-name="P1"><text:span text:style-name="Source_20_Text">     }</text:span></text:p>
      <text:p text:style-name="P1"><text:span text:style-name="Source_20_Text">}</text:span></text:p>
      <text:p text:style-name="Text_20_body"/>
      <text:p text:style-name="Text_20_body">Naming : You have to save this file with name as <text:span text:style-name="Strong_20_Emphasis">“ClassTwo.java”</text:span>. If you give any other name you will get compile time error becuase ClassTwo is public.</text:p>
      <text:p text:style-name="Text_20_body">Compile : It must be <text:span text:style-name="Strong_20_Emphasis">&gt;javac ClassTwo.java.</text:span></text:p>
      <text:p text:style-name="Text_20_body">Running : You must name this program as <text:span text:style-name="Strong_20_Emphasis">ClassTwo.java</text:span>, you must compile this program as <text:span text:style-name="Strong_20_Emphasis">&gt;javac ClassTwo.java </text:span>but you have to run it as <text:span text:style-name="Strong_20_Emphasis">&gt;java ClassOne not as &gt;java ClassTwo. </text:span>Because only ClassOne has main() method. ClassTwo doesn’t have main() method. If you run it as <text:span text:style-name="Strong_20_Emphasis">&gt;java ClassTwo, </text:span>you will get run time error<text:span text:style-name="Strong_20_Emphasis"> : Main method not found in class ClassTwo, please define the main method as public static void main(String[] args).</text:span></text:p>
      <text:p text:style-name="Text_20_body">4). Now make little more modifications to the program. Declare both the classes as public.</text:p>
      <text:p text:style-name="P1"><text:span text:style-name="Source_20_Text">public</text:span> <text:span text:style-name="Source_20_Text">class</text:span> <text:span text:style-name="Source_20_Text">ClassOne</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pan text:style-name="Source_20_Text">          ClassTwo.methodOfClassTwo();</text:span></text:p>
      <text:p text:style-name="P1"><text:span text:style-name="Source_20_Text">     }</text:span></text:p>
      <text:p text:style-name="P1"><text:span text:style-name="Source_20_Text">}</text:span></text:p>
      <text:p text:style-name="P1"> </text:p>
      <text:p text:style-name="P1"><text:span text:style-name="Source_20_Text">public</text:span> <text:span text:style-name="Source_20_Text">class</text:span> <text:span text:style-name="Source_20_Text">ClassTwo</text:span></text:p>
      <text:p text:style-name="P1"><text:span text:style-name="Source_20_Text">{</text:span></text:p>
      <text:p text:style-name="P1"><text:span text:style-name="Source_20_Text">     static</text:span> <text:span text:style-name="Source_20_Text">void</text:span> <text:span text:style-name="Source_20_Text">methodOfClassTwo()</text:span></text:p>
      <text:p text:style-name="P1"><text:span text:style-name="Source_20_Text">     {</text:span></text:p>
      <text:p text:style-name="P1"><text:span text:style-name="Source_20_Text">          System.out.println("From Class Two");</text:span></text:p>
      <text:p text:style-name="P1"><text:span text:style-name="Source_20_Text">     }</text:span></text:p>
      <text:p text:style-name="P1"><text:span text:style-name="Source_20_Text">}</text:span></text:p>
      <text:p text:style-name="Text_20_body"/>
      <text:p text:style-name="Text_20_body">Naming : Whatever you give the name, whether it is ClassOne.java or ClassTwo.java or anything.java,  you will get compile time error. Because <text:span text:style-name="Strong_20_Emphasis">One java file should contain only one or zero public class. It should not contain more than one public class.</text:span></text:p>
      <text:p text:style-name="Text_20_body">5) Look at the following program.</text:p>
      <text:p text:style-name="P1"><text:span text:style-name="Source_20_Text">class</text:span> <text:span text:style-name="Source_20_Text">ClassOne</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pan text:style-name="Source_20_Text">          System.out.println("From Class One");</text:span></text:p>
      <text:p text:style-name="P1"><text:span text:style-name="Source_20_Text">     }</text:span></text:p>
      <text:p text:style-name="P1"><text:span text:style-name="Source_20_Text">}</text:span></text:p>
      <text:p text:style-name="P1"> </text:p>
      <text:p text:style-name="P1"><text:span text:style-name="Source_20_Text">class</text:span> <text:span text:style-name="Source_20_Text">ClassTwo</text:span></text:p>
      <text:p text:style-name="P1"><text:span text:style-name="Source_20_Text">{</text:span></text:p>
      <text:p text:style-name="P1"><text:span text:style-name="Source_20_Text">     public</text:span> <text:span text:style-name="Source_20_Text">static</text:span> <text:span text:style-name="Source_20_Text">void</text:span> <text:span text:style-name="Source_20_Text">main(String[] args)</text:span></text:p>
      <text:p text:style-name="P1"><text:span text:style-name="Source_20_Text">     {</text:span></text:p>
      <text:p text:style-name="P1"><text:soft-page-break/><text:span text:style-name="Source_20_Text">          System.out.println("From Class Two");</text:span></text:p>
      <text:p text:style-name="P1"><text:span text:style-name="Source_20_Text">     }</text:span></text:p>
      <text:p text:style-name="P1"><text:span text:style-name="Source_20_Text">}</text:span></text:p>
      <text:p text:style-name="Text_20_body"/>
      <text:p text:style-name="Text_20_body">Naming : You can save this program with any name. It can be <text:span text:style-name="Strong_20_Emphasis">ClassOne.java</text:span> or it can be <text:span text:style-name="Strong_20_Emphasis">ClassTwo.java</text:span> or it can be <text:span text:style-name="Strong_20_Emphasis">anything.java </text:span>as there is no public class<text:span text:style-name="Strong_20_Emphasis">.</text:span></text:p>
      <text:p text:style-name="Text_20_body">Compile : You have to compile this program with the name you have given i.e <text:span text:style-name="Strong_20_Emphasis">&gt;javac</text:span> <text:span text:style-name="Strong_20_Emphasis">ClassOne.java </text:span>or<text:span text:style-name="Strong_20_Emphasis"> &gt;javac ClassTwo.java </text:span>or<text:span text:style-name="Strong_20_Emphasis"> &gt;javac anything.java.</text:span></text:p>
      <text:p text:style-name="Text_20_body">Running : Notice that both the classes have main() method. You can run both the classes with their name. i.e  If you trigger <text:span text:style-name="Strong_20_Emphasis">&gt;java ClassOne</text:span>, you will get <text:span text:style-name="Strong_20_Emphasis">From Class One</text:span> as output. If you trigger <text:span text:style-name="Strong_20_Emphasis">&gt;java ClassTwo</text:span>, you will get <text:span text:style-name="Strong_20_Emphasis">From Class Two </text:span>as output.</text:p>
      <text:p text:style-name="Text_20_body"/>
      <text:p text:style-name="Text_20_body">Note:</text:p>
      <text:p text:style-name="Text_20_body"><text:span text:style-name="Strong_20_Emphasis">One java file should contain only one or zero public class. It should not contain more than one public clas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ghunath Dayala</meta:initial-creator>
    <meta:creation-date>2016-12-09T11:34:45.11</meta:creation-date>
    <meta:generator>OpenOffice/4.1.1$Win32 OpenOffice.org_project/411m6$Build-9775</meta:generator>
    <dc:date>2016-12-09T12:18:17.02</dc:date>
    <dc:creator>Raghunath Dayala</dc:creator>
    <meta:editing-duration>PT43M27S</meta:editing-duration>
    <meta:editing-cycles>16</meta:editing-cycles>
    <meta:printed-by>Raghunath Dayala</meta:printed-by>
    <meta:print-date>2016-12-09T11:55:25.87</meta:print-date>
    <meta:document-statistic meta:table-count="0" meta:image-count="0" meta:object-count="0" meta:page-count="9" meta:paragraph-count="208" meta:word-count="2527" meta:character-count="15549"/>
  </office:meta>
</office:document-meta>
</file>